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Sort file.txt </text:p>
      <text:p text:style-name="Text_20_body">Sort –r file.txt</text:p>
      <text:p text:style-name="Text_20_body">Sort –k 2 file.txt</text:p>
      <text:p text:style-name="Text_20_body">Sort –c file.txt</text:p>
      <text:p text:style-name="Text_20_body">Sort –u file.txt</text:p>
      <text:p text:style-name="Text_20_body">Sort –n file.txt</text:p>
      <text:p text:style-name="Text_20_body">Sort –nu file.txt</text:p>
      <text:p text:style-name="Text_20_body">Sort –M file.txt</text:p>
      <text:p text:style-name="Text_20_body">Sort –o output.txt file.txt</text:p>
      <text:p text:style-name="Text_20_body">Sort –t “,” –k 1 file.txt</text:p>
      <text:p text:style-name="Text_20_body">Sort –t “,” –k2nr file.txt</text:p>
      <text:p text:style-name="Text_20_body"><text:s/>cut -d -f</text:p>
      <text:p text:style-name="Text_20_body"/>
      <text:p text:style-name="Text_20_body">cat marks.txt</text:p>
      <text:p text:style-name="Text_20_body">cut -d- -f2 marks.txt</text:p>
      <text:p text:style-name="Text_20_body">cut -d- -f2,3 marks.txt</text:p>
      <text:p text:style-name="Text_20_body">cut -d- -f1- marks.txt</text:p>
      <text:p text:style-name="Text_20_body">cut -d- -f-3 marks.txt</text:p>
      <text:p text:style-name="Text_20_body">cut -d- -f1-3 marks.txt</text:p>
      <text:p text:style-name="Text_20_body"/>
      <text:p text:style-name="Text_20_body">complement</text:p>
      <text:p text:style-name="Text_20_body">cut -complement -d- -f2 marks.txt</text:p>
      <text:p text:style-name="Text_20_body">cut -complement -d- -f2,3 marks.txt</text:p>
      <text:p text:style-name="Text_20_body">cut -complement -d- -f1- marks.txt</text:p>
      <text:p text:style-name="Text_20_body">cut -complement -d- -f-3 marks.txt</text:p>
      <text:p text:style-name="Text_20_body">cut -complement -d- -f1-3 marks.txt</text:p>
      <text:p text:style-name="Text_20_body"/>
      <text:p text:style-name="Text_20_body"/>
      <text:p text:style-name="Text_20_body">output-delimiter</text:p>
      <text:p text:style-name="Text_20_body">cut -d- -f2 marks.txt --output-delimiter="%"</text:p>
      <text:p text:style-name="Text_20_body">cut -d- -f2 marks.txt --output-delimiter="*"</text:p>
      <text:p text:style-name="Text_20_body">cut -d (delimiter) -f (field)</text:p>
      <text:p text:style-name="Text_20_body"><text:soft-page-break/></text:p>
      <text:p text:style-name="Text_20_body">cat marks.txt</text:p>
      <text:p text:style-name="Text_20_body">cut -d- -f2 marks.txt - it shows only the 2nd field.</text:p>
      <text:p text:style-name="Text_20_body">cut -d- -f2,3 marks.txt - it shows only the 2nd and 3rd fields.</text:p>
      <text:p text:style-name="Text_20_body">cut -d- -f1- marks.txt - it shows only fields from 1st field to the last.</text:p>
      <text:p text:style-name="Text_20_body">cut -d- -f-3 marks.txt - it shows only fields from starting field to the 3rd field.</text:p>
      <text:p text:style-name="Text_20_body">cut -d- -f1-3 marks.txt - it shows only fields from 1st field to the 3rd field.</text:p>
      <text:p text:style-name="Text_20_body"/>
      <text:p text:style-name="Text_20_body">complement</text:p>
      <text:p text:style-name="Text_20_body">cut -complement -d- -f2 marks.txt - it shows all the fields except field 2.</text:p>
      <text:p text:style-name="Text_20_body">cut -complement -d- -f2,3 marks.txt - it shows all the fields except field 2 and 3.</text:p>
      <text:p text:style-name="Text_20_body">cut -complement -d- -f1- marks.txt - it does'nt shows the fields from field 1 to the end.</text:p>
      <text:p text:style-name="Text_20_body">cut -complement -d- -f-3 marks.txt - it shows all the fields except field from starting field to 3.</text:p>
      <text:p text:style-name="Text_20_body">cut -complement -d- -f1-3 marks.txt - it shows all the fields except field from 1st field to 3rd field.</text:p>
      <text:p text:style-name="Text_20_body"/>
      <text:p text:style-name="Text_20_body">output-delimiter</text:p>
      <text:p text:style-name="Text_20_body">cut -d- -f2 marks.txt --output-delimiter="%" - it changes the delimiter '-' to '%'</text:p>
      <text:p text:style-name="Text_20_body">cut -d% -f2 marks.txt --output-delimiter="*" - it changes the delimiter '%' to '*'</text:p>
      <text:p text:style-name="Text_20_body"> Sort file.txt-Sort the content in ascending order</text:p>
      <text:p text:style-name="Text_20_body">Sort –r file.txt-display the sort in reverse</text:p>
      <text:p text:style-name="Text_20_body">Sort –k 2 file.txt-Sort with respect to 2nd field</text:p>
      <text:p text:style-name="Text_20_body">Sort –c file.txt-check the content in the file is sorted</text:p>
      <text:p text:style-name="Text_20_body">Sort –u file.txt-sort and removes duplicate</text:p>
      <text:p text:style-name="Text_20_body">Sort –n file.txt-sort the number</text:p>
      <text:p text:style-name="Text_20_body">Sort –nu file.txt-sort the number and removes duplicate</text:p>
      <text:p text:style-name="Text_20_body">Sort –M file.txt-sort the months</text:p>
      <text:p text:style-name="Text_20_body">Sort –o output.txt file.txt-sorts and saves the output in output file</text:p>
      <text:p text:style-name="Text_20_body">Sort –t “,” –k 1 file.txt-sort in 1st field for delimiter in the content</text:p>
      <text:p text:style-name="Text_20_body">Sort –t “,” –k2nr file.txt-sort in 2st field for delimiter in the content and reverse it</text:p>
      <text:p text:style-name="Text_20_body"/>
      <text:p text:style-name="Text_20_body">LS command</text:p>
      <text:p text:style-name="Text_20_body"/>
      <text:p text:style-name="Text_20_body"><text:soft-page-break/>ls -p</text:p>
      <text:p text:style-name="Text_20_body"/>
      <text:p text:style-name="Text_20_body">append / indicator to directories(put / in dir file)</text:p>
      <text:p text:style-name="Text_20_body"/>
      <text:p text:style-name="Text_20_body">ls - Q or ls --quote-filename</text:p>
      <text:p text:style-name="Text_20_body">enclose entry names in double quotes (" ")</text:p>
      <text:p text:style-name="Text_20_body"/>
      <text:p text:style-name="Text_20_body">ls -r or ls --reverse</text:p>
      <text:p text:style-name="Text_20_body"/>
      <text:p text:style-name="Text_20_body">reverse order while sorting (sorting in reverse order)</text:p>
      <text:p text:style-name="Text_20_body"/>
      <text:p text:style-name="Text_20_body">ls -R</text:p>
      <text:p text:style-name="Text_20_body">list subdirctories recursively</text:p>
      <text:p text:style-name="Text_20_body"/>
      <text:p text:style-name="Text_20_body">ls -s or ls --size</text:p>
      <text:p text:style-name="Text_20_body"/>
      <text:p text:style-name="Text_20_body">print the allocated size of each file, in blocks</text:p>
      <text:p text:style-name="Text_20_body"/>
      <text:p text:style-name="Text_20_body">ls -S</text:p>
      <text:p text:style-name="Text_20_body"/>
      <text:p text:style-name="Text_20_body">sort by file size</text:p>
      <text:p text:style-name="Text_20_body"/>
      <text:p text:style-name="Text_20_body">ls -t</text:p>
      <text:p text:style-name="Text_20_body">sort by modification time</text:p>
      <text:p text:style-name="Text_20_body"/>
      <text:p text:style-name="Text_20_body">ls -T</text:p>
      <text:p text:style-name="Text_20_body">assume tab</text:p>
      <text:p text:style-name="Text_20_body"/>
      <text:p text:style-name="Text_20_body">ls -v natural sort numbers within text</text:p>
      <text:p text:style-name="Text_20_body"/>
      <text:p text:style-name="Text_20_body">ls –help display this help and exit</text:p>
      <text:p text:style-name="Text_20_body"/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7T14:37:31.271000000</meta:creation-date>
    <dc:date>2021-09-17T14:41:38.961000000</dc:date>
    <meta:editing-duration>PT4M8S</meta:editing-duration>
    <meta:editing-cycles>1</meta:editing-cycles>
    <meta:document-statistic meta:table-count="0" meta:image-count="0" meta:object-count="0" meta:page-count="4" meta:paragraph-count="73" meta:word-count="485" meta:character-count="2701" meta:non-whitespace-character-count="2293"/>
    <meta:generator>LibreOffice/7.0.4.2$Windows_X86_64 LibreOffice_project/dcf040e67528d9187c66b2379df5ea4407429775</meta:generator>
  </office:meta>
</office:document-meta>
</file>